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.997cm" svg:height="9.563cm" svg:x="10.077cm" svg:y="3.001cm">
            <draw:object draw:notify-on-update-of-ranges="Sheet1.A6:Sheet1.A13 Sheet1.B6:Sheet1.B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ce2"/>
        <table:table-row table:style-name="ro1"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m+n</text:p>
          </table:table-cell>
          <table:table-cell table:style-name="ce1" office:value-type="string" calcext:value-type="string">
            <text:p>opcount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76" calcext:value-type="float">
            <text:p>76</text:p>
          </table:table-cell>
        </table:table-row>
        <table:table-row table:style-name="ro1" table:number-rows-repeated="104856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3:Sheet1.B1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6T14:42:32.699013198</meta:creation-date>
    <dc:date>2023-06-19T15:07:13.079474889</dc:date>
    <meta:editing-duration>PT1H44M54S</meta:editing-duration>
    <meta:editing-cycles>6</meta:editing-cycles>
    <meta:generator>LibreOffice/6.4.7.2$Linux_X86_64 LibreOffice_project/40$Build-2</meta:generator>
    <meta:document-statistic meta:table-count="1" meta:cell-count="18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564cm" xlink:href=".." xlink:type="simple" chart:class="chart:scatter" chart:style-name="ch1">
        <chart:legend chart:legend-position="end" svg:x="13.146cm" svg:y="4.483cm" style:legend-expansion="high" chart:style-name="ch2"/>
        <chart:plot-area chart:style-name="ch3" table:cell-range-address="Sheet1.A6:Sheet1.B13" svg:x="1.115cm" svg:y="0.447cm" svg:width="12.504cm" svg:height="9.126cm">
          <chartooo:coordinate-region svg:x="1.736cm" svg:y="0.646cm" svg:width="11.603cm" svg:height="8.2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6:Sheet1.B13" chart:class="chart:scatter">
            <chart:domain table:cell-range-address="Sheet1.A6:Sheet1.A13"/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Sheet1.A6:Sheet1.A13</svg:desc>
                </draw:g>
              </table:table-cell>
              <table:table-cell office:value-type="float" office:value="4">
                <text:p>4</text:p>
                <draw:g>
                  <svg:desc>Sheet1.B6:Sheet1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0">
                <text:p>5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">
                <text:p>5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4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5">
                <text:p>195</text:p>
              </table:table-cell>
              <table:table-cell office:value-type="float" office:value="76">
                <text:p>7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